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ien Planet" svg:font-family="'Alien Planet'" style:font-pitch="variable"/>
    <style:font-face style:name="Alive in a Science Fiction" svg:font-family="'Alive in a Science Fiction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lanet Kosmos" svg:font-family="'Planet Kosmos'" style:font-pitch="variable"/>
    <style:font-face style:name="Planet Opti" svg:font-family="'Planet Opti'" style:font-pitch="variable"/>
    <style:font-face style:name="Planet Planet" svg:font-family="'Planet Planet'" style:font-pitch="variable"/>
    <style:font-face style:name="Planet Space" svg:font-family="'Planet Space'" style:font-pitch="variable"/>
    <style:font-face style:name="Space Quest" svg:font-family="'Space Quest'" style:font-pitch="variable"/>
  </office:font-face-decls>
  <office:automatic-styles>
    <style:style style:name="P1" style:family="paragraph" style:parent-style-name="Standard">
      <style:text-properties style:font-name="Alive in a Science Fiction" officeooo:rsid="0007017e" officeooo:paragraph-rsid="0007017e"/>
    </style:style>
    <style:style style:name="P2" style:family="paragraph" style:parent-style-name="Standard">
      <style:text-properties style:font-name="Alien Planet" officeooo:rsid="0007017e" officeooo:paragraph-rsid="0007017e"/>
    </style:style>
    <style:style style:name="P3" style:family="paragraph" style:parent-style-name="Standard">
      <style:text-properties style:font-name="Planet Opti" officeooo:rsid="0007017e" officeooo:paragraph-rsid="0007017e"/>
    </style:style>
    <style:style style:name="P4" style:family="paragraph" style:parent-style-name="Standard">
      <style:text-properties style:font-name="Space Quest" officeooo:rsid="0007017e" officeooo:paragraph-rsid="0007017e"/>
    </style:style>
    <style:style style:name="P5" style:family="paragraph" style:parent-style-name="Standard">
      <style:text-properties style:font-name="Planet Planet" officeooo:rsid="0007017e" officeooo:paragraph-rsid="0007017e"/>
    </style:style>
    <style:style style:name="P6" style:family="paragraph" style:parent-style-name="Standard">
      <style:text-properties style:font-name="Planet Kosmos" officeooo:rsid="0007017e" officeooo:paragraph-rsid="0007017e"/>
    </style:style>
    <style:style style:name="T1" style:family="text">
      <style:text-properties style:font-name="Planet 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Velocity (Alive in Science Fiction)</text:p>
      <text:p text:style-name="P2">Angular Velocity (Alien Planet)</text:p>
      <text:p text:style-name="P2"><text:span text:style-name="T1">Angular Velocity</text:span> <text:span text:style-name="T1">(Planet Space)</text:span></text:p>
      <text:p text:style-name="P3">Angular Velocity (Planet Opti)</text:p>
      <text:p text:style-name="P4">Angular Velocity (Space Quest)</text:p>
      <text:p text:style-name="P5">Angular Velocity (Planet Planet)</text:p>
      <text:p text:style-name="P6">Angular Velocity (Planet Kosmos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ien Planet" svg:font-family="'Alien Planet'" style:font-pitch="variable"/>
    <style:font-face style:name="Alive in a Science Fiction" svg:font-family="'Alive in a Science Fiction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lanet Kosmos" svg:font-family="'Planet Kosmos'" style:font-pitch="variable"/>
    <style:font-face style:name="Planet Opti" svg:font-family="'Planet Opti'" style:font-pitch="variable"/>
    <style:font-face style:name="Planet Planet" svg:font-family="'Planet Planet'" style:font-pitch="variable"/>
    <style:font-face style:name="Planet Space" svg:font-family="'Planet Space'" style:font-pitch="variable"/>
    <style:font-face style:name="Space Quest" svg:font-family="'Space Ques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0:29:13.166621625</meta:creation-date>
    <dc:date>2023-03-18T20:34:11.356610450</dc:date>
    <meta:editing-duration>PT4M58S</meta:editing-duration>
    <meta:editing-cycles>1</meta:editing-cycles>
    <meta:document-statistic meta:table-count="0" meta:image-count="0" meta:object-count="0" meta:page-count="1" meta:paragraph-count="7" meta:word-count="30" meta:character-count="229" meta:non-whitespace-character-count="206"/>
    <meta:generator>LibreOffice/7.3.7.2$Linux_X86_64 LibreOffice_project/30$Build-2</meta:generator>
  </office:meta>
</office:document-meta>
</file>